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style:text-align-source="fix" style:repeat-content="false" fo:border-left="none" fo:border-right="none" fo:border-top="0.99pt solid #000000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7mm" svg:height="90.04mm" svg:x="27.81mm" svg:y="62.95mm">
            <draw:object draw:notify-on-update-of-ranges="Hoja1.A1:Hoja1.A1 Hoja1.A2:Hoja1.A4 Hoja1.B1:Hoja1.B1 Hoja1.B2:Hoja1.B4 Hoja1.A1:Hoja1.A1 Hoja1.A2:Hoja1.A4 Hoja1.C1:Hoja1.C1 Hoja1.C2:Hoja1.C4 Hoja1.A1:Hoja1.A1 Hoja1.A2:Hoja1.A4 Hoja1.D1:Hoja1.D1 Hoja1.D2:Hoja1.D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Estatico</text:p>
          </table:table-cell>
          <table:table-cell office:value-type="string" calcext:value-type="string">
            <text:p>Dinamico</text:p>
          </table:table-cell>
          <table:table-cell office:value-type="string" calcext:value-type="string">
            <text:p>Guiado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table:style-name="ce1" office:value-type="float" office:value="0.205095852" calcext:value-type="float">
            <text:p>0,205095852</text:p>
          </table:table-cell>
          <table:table-cell table:style-name="ce1" office:value-type="float" office:value="0.166112108" calcext:value-type="float">
            <text:p>0,166112108</text:p>
          </table:table-cell>
          <table:table-cell table:style-name="ce1" office:value-type="float" office:value="0.176633466" calcext:value-type="float">
            <text:p>0,176633466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table:style-name="ce2" office:value-type="float" office:value="0.173139166" calcext:value-type="float">
            <text:p>0,173139166</text:p>
          </table:table-cell>
          <table:table-cell table:style-name="ce2" office:value-type="float" office:value="0.16598412" calcext:value-type="float">
            <text:p>0,16598412</text:p>
          </table:table-cell>
          <table:table-cell table:style-name="ce2" office:value-type="float" office:value="0.162882676" calcext:value-type="float">
            <text:p>0,162882676</text:p>
          </table:table-cell>
        </table:table-row>
        <table:table-row table:style-name="ro1">
          <table:table-cell/>
          <table:table-cell table:style-name="ce3" office:value-type="float" office:value="0.175329787" calcext:value-type="float">
            <text:p>0,175329787</text:p>
          </table:table-cell>
          <table:table-cell table:style-name="ce3" office:value-type="float" office:value="0.164251844" calcext:value-type="float">
            <text:p>0,164251844</text:p>
          </table:table-cell>
          <table:table-cell table:style-name="ce3" office:value-type="float" office:value="0.170652225" calcext:value-type="float">
            <text:p>0,170652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4:24:46.558642713</meta:creation-date>
    <dc:date>2019-05-15T14:27:43.772568479</dc:date>
    <meta:editing-duration>PT3M4S</meta:editing-duration>
    <meta:editing-cycles>1</meta:editing-cycles>
    <meta:document-statistic meta:table-count="1" meta:cell-count="14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25cm" svg:y="3.705cm" style:legend-expansion="high" chart:style-name="ch2"/>
        <chart:plot-area chart:style-name="ch3" table:cell-range-address="Hoja1.A1:Hoja1.D4" chart:data-source-has-labels="row" svg:x="0.319cm" svg:y="0.18cm" svg:width="12.587cm" svg:height="8.645cm">
          <chartooo:coordinate-region svg:x="1.231cm" svg:y="0.379cm" svg:width="11.2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4" chart:label-cell-address="Hoja1.B1:Hoja1.B1" chart:class="chart:scatter">
            <chart:domain table:cell-range-address="Hoja1.A2:Hoja1.A4"/>
            <chart:data-point chart:repeated="3"/>
          </chart:series>
          <chart:series chart:style-name="ch7" chart:values-cell-range-address="Hoja1.C2:Hoja1.C4" chart:label-cell-address="Hoja1.C1:Hoja1.C1" chart:class="chart:scatter">
            <chart:data-point chart:repeated="3"/>
          </chart:series>
          <chart:series chart:style-name="ch8" chart:values-cell-range-address="Hoja1.D2:Hoja1.D4" chart:label-cell-address="Hoja1.D1:Hoja1.D1" chart:class="chart:scatte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Estatico</text:p>
                <draw:g>
                  <svg:desc>Hoja1.B1:Hoja1.B1</svg:desc>
                </draw:g>
              </table:table-cell>
              <table:table-cell office:value-type="string">
                <text:p>Dinamico</text:p>
                <draw:g>
                  <svg:desc>Hoja1.C1:Hoja1.C1</svg:desc>
                </draw:g>
              </table:table-cell>
              <table:table-cell office:value-type="string">
                <text:p>Guiado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Hoja1.A2:Hoja1.A4</svg:desc>
                </draw:g>
              </table:table-cell>
              <table:table-cell office:value-type="float" office:value="0.205095852">
                <text:p>0.205095852</text:p>
                <draw:g>
                  <svg:desc>Hoja1.B2:Hoja1.B4</svg:desc>
                </draw:g>
              </table:table-cell>
              <table:table-cell office:value-type="float" office:value="0.166112108">
                <text:p>0.166112108</text:p>
                <draw:g>
                  <svg:desc>Hoja1.C2:Hoja1.C4</svg:desc>
                </draw:g>
              </table:table-cell>
              <table:table-cell office:value-type="float" office:value="0.176633466">
                <text:p>0.176633466</text:p>
                <draw:g>
                  <svg:desc>Hoja1.D2:Hoja1.D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4">
                <text:p>0.04</text:p>
              </table:table-cell>
              <table:table-cell office:value-type="float" office:value="0.173139166">
                <text:p>0.173139166</text:p>
              </table:table-cell>
              <table:table-cell office:value-type="float" office:value="0.16598412">
                <text:p>0.16598412</text:p>
              </table:table-cell>
              <table:table-cell office:value-type="float" office:value="0.162882676">
                <text:p>0.1628826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.175329787">
                <text:p>0.175329787</text:p>
              </table:table-cell>
              <table:table-cell office:value-type="float" office:value="0.164251844">
                <text:p>0.164251844</text:p>
              </table:table-cell>
              <table:table-cell office:value-type="float" office:value="0.170652225">
                <text:p>0.170652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